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ext-properties style:font-name="Segoe UI" style:font-name-asian="Segoe UI" style:font-name-complex="Segoe UI" fo:font-size="5pt" style:font-size-asian="5pt" style:font-size-complex="5p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3.4713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0.867833333333333cm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08cm"/>
    </style:style>
    <style:style style:name="co10" style:family="table-column">
      <style:table-column-properties fo:break-before="auto" style:column-width="0.8466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eenwash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stub": "</text:p>
          </table:table-cell>
          <table:table-cell office:value-type="string" table:style-name="ce1">
            <text:p>greenwash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stub&quot;: &quot;greenwash&quot;,&quot;monsters&quot;: [" table:formula="of:=[.B1]&amp;[.B2]&amp;[.C2]&amp;[.D2]&amp;[.B4]" table:style-name="ce3">
            <text:p>{"stub": "greenwash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ochini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ochini&quot;,&quot;encounter_rate&quot;:5,&quot;level_range&quot;: [15,25]}," table:formula="of:=[.$B$6]&amp;[.A7]&amp;[.B7]&amp;[.C7]&amp;[.$D$6]&amp;[.D7]&amp;[.E7]&amp;[.$F$6]&amp;[.$G$6]&amp;[.F7]&amp;[.G7]&amp;[.H7]&amp;[.I7]&amp;[.J7]" table:style-name="ce4">
            <text:p>{ "monster":"txmn_cochini","encounter_rate":5,"level_range": [15,2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eye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teye&quot;,&quot;encounter_rate&quot;:5,&quot;level_range&quot;: [15,25]}," table:formula="of:=[.$B$6]&amp;[.A8]&amp;[.B8]&amp;[.C8]&amp;[.$D$6]&amp;[.D8]&amp;[.E8]&amp;[.$F$6]&amp;[.$G$6]&amp;[.F8]&amp;[.G8]&amp;[.H8]&amp;[.I8]&amp;[.J8]" table:style-name="ce4">
            <text:p>{ "monster":"txmn_cateye","encounter_rate":5,"level_range": [15,2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clairus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clairus&quot;,&quot;encounter_rate&quot;:5,&quot;level_range&quot;: [15,25]}," table:formula="of:=[.$B$6]&amp;[.A9]&amp;[.B9]&amp;[.C9]&amp;[.$D$6]&amp;[.D9]&amp;[.E9]&amp;[.$F$6]&amp;[.$G$6]&amp;[.F9]&amp;[.G9]&amp;[.H9]&amp;[.I9]&amp;[.J9]" table:style-name="ce4">
            <text:p>{ "monster":"txmn_sclairus","encounter_rate":5,"level_range": [15,2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bursa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bursa&quot;,&quot;encounter_rate&quot;:5,&quot;level_range&quot;: [15,25]}" table:formula="of:=[.$B$6]&amp;[.A10]&amp;[.B10]&amp;[.C10]&amp;[.$D$6]&amp;[.D10]&amp;[.E10]&amp;[.$F$6]&amp;[.$G$6]&amp;[.F10]&amp;[.G10]&amp;[.H10]&amp;[.I10]&amp;[.J10]" table:style-name="ce4">
            <text:p>{ "monster":"txmn_bursa","encounter_rate":5,"level_range": [15,25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nut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nut&quot;,&quot;encounter_rate&quot;:5,&quot;level_range&quot;: [15,25]}" table:formula="of:=[.$B$6]&amp;[.A11]&amp;[.B11]&amp;[.C11]&amp;[.$D$6]&amp;[.D11]&amp;[.E11]&amp;[.$F$6]&amp;[.$G$6]&amp;[.F11]&amp;[.G11]&amp;[.H11]&amp;[.I11]&amp;[.J11]" table:style-name="ce4">
            <text:p>{ "monster":"txmn_nut","encounter_rate":5,"level_range": [15,25]}</text:p>
          </table:table-cell>
          <table:table-cell table:number-columns-repeated="1637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rout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1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1&quot;,&quot;monsters&quot;: [" table:formula="of:=[.B1]&amp;[.B2]&amp;[.C2]&amp;[.D2]&amp;[.B4]" table:style-name="ce3">
            <text:p>{"id": "route1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1,4]}," table:formula="of:=[.B6]&amp;[.A7]&amp;[.B7]&amp;[.C7]&amp;[.D6]&amp;[.D7]&amp;[.E7]&amp;[.F6]&amp;[.G6]&amp;[.F7]&amp;[.G7]&amp;[.H7]&amp;[.I7]&amp;[.J7]" table:style-name="ce4">
            <text:p>{ "monster":"txmn_cardiling","encounter_rate":10,"level_range": [1,4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1,4]}," table:formula="of:=[.$B$6]&amp;[.A8]&amp;[.B8]&amp;[.C8]&amp;[.$D$6]&amp;[.D8]&amp;[.E8]&amp;[.$F$6]&amp;[.$G$6]&amp;[.F8]&amp;[.G8]&amp;[.H8]&amp;[.I8]&amp;[.J8]" table:style-name="ce4">
            <text:p>{ "monster":"txmn_aardorn","encounter_rate":10,"level_range": [1,4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1,4]}" table:formula="of:=[.$B$6]&amp;[.A9]&amp;[.B9]&amp;[.C9]&amp;[.$D$6]&amp;[.D9]&amp;[.E9]&amp;[.$F$6]&amp;[.$G$6]&amp;[.F9]&amp;[.G9]&amp;[.H9]&amp;[.I9]&amp;[.J9]" table:style-name="ce4">
            <text:p>{ "monster":"txmn_cataspike","encounter_rate":10,"level_range": [1,4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  <table:table table:name="route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2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2&quot;,&quot;monsters&quot;: [" table:formula="of:=[.B1]&amp;[.B2]&amp;[.C2]&amp;[.D2]&amp;[.B4]" table:style-name="ce3">
            <text:p>{"id": "route2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3,6]}," table:formula="of:=[.B6]&amp;[.A7]&amp;[.B7]&amp;[.C7]&amp;[.D6]&amp;[.D7]&amp;[.E7]&amp;[.F6]&amp;[.G6]&amp;[.F7]&amp;[.G7]&amp;[.H7]&amp;[.I7]&amp;[.J7]" table:style-name="ce4">
            <text:p>{ "monster":"txmn_cardiling","encounter_rate":10,"level_range": [3,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3,6]}," table:formula="of:=[.$B$6]&amp;[.A8]&amp;[.B8]&amp;[.C8]&amp;[.$D$6]&amp;[.D8]&amp;[.E8]&amp;[.$F$6]&amp;[.$G$6]&amp;[.F8]&amp;[.G8]&amp;[.H8]&amp;[.I8]&amp;[.J8]" table:style-name="ce4">
            <text:p>{ "monster":"txmn_aardorn","encounter_rate":10,"level_range": [3,6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yenem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yenemy&quot;,&quot;encounter_rate&quot;:10,&quot;level_range&quot;: [3,6]}," table:formula="of:=[.$B$6]&amp;[.A9]&amp;[.B9]&amp;[.C9]&amp;[.$D$6]&amp;[.D9]&amp;[.E9]&amp;[.$F$6]&amp;[.$G$6]&amp;[.F9]&amp;[.G9]&amp;[.H9]&amp;[.I9]&amp;[.J9]" table:style-name="ce4">
            <text:p>{ "monster":"txmn_eyenemy","encounter_rate":10,"level_range": [3,6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xylight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xylightl&quot;,&quot;encounter_rate&quot;:5,&quot;level_range&quot;: [4,7]}," table:formula="of:=[.$B$6]&amp;[.A10]&amp;[.B10]&amp;[.C10]&amp;[.$D$6]&amp;[.D10]&amp;[.E10]&amp;[.$F$6]&amp;[.$G$6]&amp;[.F10]&amp;[.G10]&amp;[.H10]&amp;[.I10]&amp;[.J10]" table:style-name="ce4">
            <text:p>{ "monster":"txmn_axylightl","encounter_rate":5,"level_range": [4,7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3,6]}" table:formula="of:=[.$B$6]&amp;[.A11]&amp;[.B11]&amp;[.C11]&amp;[.$D$6]&amp;[.D11]&amp;[.E11]&amp;[.$F$6]&amp;[.$G$6]&amp;[.F11]&amp;[.G11]&amp;[.H11]&amp;[.I11]&amp;[.J11]" table:style-name="ce4">
            <text:p>{ "monster":"txmn_cataspike","encounter_rate":10,"level_range": [3,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  <table:table table:name="citypark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citypark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citypark&quot;,&quot;monsters&quot;: [" table:formula="of:=[.B1]&amp;[.B2]&amp;[.C2]&amp;[.D2]&amp;[.B4]" table:style-name="ce3">
            <text:p>{"id": "citypark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5,8]}," table:formula="of:=[.B6]&amp;[.A7]&amp;[.B7]&amp;[.C7]&amp;[.D6]&amp;[.D7]&amp;[.E7]&amp;[.F6]&amp;[.G6]&amp;[.F7]&amp;[.G7]&amp;[.H7]&amp;[.I7]&amp;[.J7]" table:style-name="ce4">
            <text:p>{ "monster":"txmn_cardiling","encounter_rate":10,"level_range": [5,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wing</text:p>
          </table:table-cell>
          <table:table-cell office:value-type="string" table:style-name="ce2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wing&quot;,&quot;encounter_rate&quot;:2,&quot;level_range&quot;: [7,10]}," table:formula="of:=[.$B$6]&amp;[.A8]&amp;[.B8]&amp;[.C8]&amp;[.$D$6]&amp;[.D8]&amp;[.E8]&amp;[.$F$6]&amp;[.$G$6]&amp;[.F8]&amp;[.G8]&amp;[.H8]&amp;[.I8]&amp;[.J8]" table:style-name="ce4">
            <text:p>{ "monster":"txmn_cardiwing","encounter_rate":2,"level_range": [7,10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yenem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yenemy&quot;,&quot;encounter_rate&quot;:10,&quot;level_range&quot;: [5,8]}," table:formula="of:=[.$B$6]&amp;[.A9]&amp;[.B9]&amp;[.C9]&amp;[.$D$6]&amp;[.D9]&amp;[.E9]&amp;[.$F$6]&amp;[.$G$6]&amp;[.F9]&amp;[.G9]&amp;[.H9]&amp;[.I9]&amp;[.J9]" table:style-name="ce4">
            <text:p>{ "monster":"txmn_eyenemy","encounter_rate":10,"level_range": [5,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xylight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xylightl&quot;,&quot;encounter_rate&quot;:5,&quot;level_range&quot;: [6,9]}," table:formula="of:=[.$B$6]&amp;[.A10]&amp;[.B10]&amp;[.C10]&amp;[.$D$6]&amp;[.D10]&amp;[.E10]&amp;[.$F$6]&amp;[.$G$6]&amp;[.F10]&amp;[.G10]&amp;[.H10]&amp;[.I10]&amp;[.J10]" table:style-name="ce4">
            <text:p>{ "monster":"txmn_axylightl","encounter_rate":5,"level_range": [6,9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12,12]}" table:formula="of:=[.$B$6]&amp;[.A11]&amp;[.B11]&amp;[.C11]&amp;[.$D$6]&amp;[.D11]&amp;[.E11]&amp;[.$F$6]&amp;[.$G$6]&amp;[.F11]&amp;[.G11]&amp;[.H11]&amp;[.I11]&amp;[.J11]" table:style-name="ce4">
            <text:p>{ "monster":"txmn_cataspike","encounter_rate":10,"level_range": [12,12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uparmor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puparmor&quot;,&quot;encounter_rate&quot;:10,&quot;level_range&quot;: [5,8]}" table:formula="of:=[.$B$6]&amp;[.A12]&amp;[.B12]&amp;[.C12]&amp;[.$D$6]&amp;[.D12]&amp;[.E12]&amp;[.$F$6]&amp;[.$G$6]&amp;[.F12]&amp;[.G12]&amp;[.H12]&amp;[.I12]&amp;[.J12]" table:style-name="ce4">
            <text:p>{ "monster":"txmn_puparmor","encounter_rate":10,"level_range": [5,8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quabbit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squabbit&quot;,&quot;encounter_rate&quot;:10,&quot;level_range&quot;: [5,8]}" table:formula="of:=[.$B$6]&amp;[.A13]&amp;[.B13]&amp;[.C13]&amp;[.$D$6]&amp;[.D13]&amp;[.E13]&amp;[.$F$6]&amp;[.$G$6]&amp;[.F13]&amp;[.G13]&amp;[.H13]&amp;[.I13]&amp;[.J13]" table:style-name="ce4">
            <text:p>{ "monster":"txmn_squabbit","encounter_rate":10,"level_range": [5,8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tourbidi</text:p>
          </table:table-cell>
          <table:table-cell office:value-type="string" table:style-name="ce2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tourbidi&quot;,&quot;encounter_rate&quot;:2,&quot;level_range&quot;: [5,8]}" table:formula="of:=[.$B$6]&amp;[.A14]&amp;[.B14]&amp;[.C14]&amp;[.$D$6]&amp;[.D14]&amp;[.E14]&amp;[.$F$6]&amp;[.$G$6]&amp;[.F14]&amp;[.G14]&amp;[.H14]&amp;[.I14]&amp;[.J14]" table:style-name="ce4">
            <text:p>{ "monster":"txmn_tourbidi","encounter_rate":2,"level_range": [5,8]}</text:p>
          </table:table-cell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  <table:table table:name="route3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3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3&quot;,&quot;monsters&quot;: [" table:formula="of:=[.B1]&amp;[.B2]&amp;[.C2]&amp;[.D2]&amp;[.B4]" table:style-name="ce3">
            <text:p>{"id": "route3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7,10]}," table:formula="of:=[.$B$6]&amp;[.A7]&amp;[.B7]&amp;[.C7]&amp;[.$D$6]&amp;[.D7]&amp;[.E7]&amp;[.$F$6]&amp;[.$G$6]&amp;[.F7]&amp;[.G7]&amp;[.H7]&amp;[.I7]&amp;[.J7]" table:style-name="ce4">
            <text:p>{ "monster":"txmn_cardiling","encounter_rate":10,"level_range": [7,1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lofl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lofly&quot;,&quot;encounter_rate&quot;:10,&quot;level_range&quot;: [7,10]}," table:formula="of:=[.$B$6]&amp;[.A8]&amp;[.B8]&amp;[.C8]&amp;[.$D$6]&amp;[.D8]&amp;[.E8]&amp;[.$F$6]&amp;[.$G$6]&amp;[.F8]&amp;[.G8]&amp;[.H8]&amp;[.I8]&amp;[.J8]" table:style-name="ce4">
            <text:p>{ "monster":"txmn_elofly","encounter_rate":10,"level_range": [7,1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quabbit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quabbit&quot;,&quot;encounter_rate&quot;:5,&quot;level_range&quot;: [8,11]}," table:formula="of:=[.$B$6]&amp;[.A9]&amp;[.B9]&amp;[.C9]&amp;[.$D$6]&amp;[.D9]&amp;[.E9]&amp;[.$F$6]&amp;[.$G$6]&amp;[.F9]&amp;[.G9]&amp;[.H9]&amp;[.I9]&amp;[.J9]" table:style-name="ce4">
            <text:p>{ "monster":"txmn_squabbit","encounter_rate":5,"level_range": [8,1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hybul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shybulb&quot;,&quot;encounter_rate&quot;:10,&quot;level_range&quot;: [7,10]}" table:formula="of:=[.$B$6]&amp;[.A10]&amp;[.B10]&amp;[.C10]&amp;[.$D$6]&amp;[.D10]&amp;[.E10]&amp;[.$F$6]&amp;[.$G$6]&amp;[.F10]&amp;[.G10]&amp;[.H10]&amp;[.I10]&amp;[.J10]" table:style-name="ce4">
            <text:p>{ "monster":"txmn_shybulb","encounter_rate":10,"level_range": [7,10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4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4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4&quot;,&quot;monsters&quot;: [" table:formula="of:=[.B1]&amp;[.B2]&amp;[.C2]&amp;[.D2]&amp;[.B4]" table:style-name="ce3">
            <text:p>{"id": "route4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lofl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lofly&quot;,&quot;encounter_rate&quot;:10,&quot;level_range&quot;: [11,14]}," table:formula="of:=[.$B$6]&amp;[.A7]&amp;[.B7]&amp;[.C7]&amp;[.$D$6]&amp;[.D7]&amp;[.E7]&amp;[.$F$6]&amp;[.$G$6]&amp;[.F7]&amp;[.G7]&amp;[.H7]&amp;[.I7]&amp;[.J7]" table:style-name="ce4">
            <text:p>{ "monster":"txmn_elofly","encounter_rate":10,"level_range": [11,14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apsnap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apsnap&quot;,&quot;encounter_rate&quot;:5,&quot;level_range&quot;: [12,15]}," table:formula="of:=[.$B$6]&amp;[.A8]&amp;[.B8]&amp;[.C8]&amp;[.$D$6]&amp;[.D8]&amp;[.E8]&amp;[.$F$6]&amp;[.$G$6]&amp;[.F8]&amp;[.G8]&amp;[.H8]&amp;[.I8]&amp;[.J8]" table:style-name="ce4">
            <text:p>{ "monster":"txmn_sapsnap","encounter_rate":5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11,14]}," table:formula="of:=[.$B$6]&amp;[.A9]&amp;[.B9]&amp;[.C9]&amp;[.$D$6]&amp;[.D9]&amp;[.E9]&amp;[.$F$6]&amp;[.$G$6]&amp;[.F9]&amp;[.G9]&amp;[.H9]&amp;[.I9]&amp;[.J9]" table:style-name="ce4">
            <text:p>{ "monster":"txmn_aardorn","encounter_rate":10,"level_range": [11,14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katapill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katapill&quot;,&quot;encounter_rate&quot;:10,&quot;level_range&quot;: [11,14]}" table:formula="of:=[.$B$6]&amp;[.A10]&amp;[.B10]&amp;[.C10]&amp;[.$D$6]&amp;[.D10]&amp;[.E10]&amp;[.$F$6]&amp;[.$G$6]&amp;[.F10]&amp;[.G10]&amp;[.H10]&amp;[.I10]&amp;[.J10]" table:style-name="ce4">
            <text:p>{ "monster":"txmn_katapill","encounter_rate":10,"level_range": [11,14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a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a&quot;,&quot;monsters&quot;: [" table:formula="of:=[.B1]&amp;[.B2]&amp;[.C2]&amp;[.D2]&amp;[.B4]" table:style-name="ce3">
            <text:p>{"id": "routea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hybul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hybulb&quot;,&quot;encounter_rate&quot;:10,&quot;level_range&quot;: [12,15]}," table:formula="of:=[.$B$6]&amp;[.A7]&amp;[.B7]&amp;[.C7]&amp;[.$D$6]&amp;[.D7]&amp;[.E7]&amp;[.$F$6]&amp;[.$G$6]&amp;[.F7]&amp;[.G7]&amp;[.H7]&amp;[.I7]&amp;[.J7]" table:style-name="ce4">
            <text:p>{ "monster":"txmn_shybulb","encounter_rate":10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katapill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katapill&quot;,&quot;encounter_rate&quot;:10,&quot;level_range&quot;: [12,15]}," table:formula="of:=[.$B$6]&amp;[.A8]&amp;[.B8]&amp;[.C8]&amp;[.$D$6]&amp;[.D8]&amp;[.E8]&amp;[.$F$6]&amp;[.$G$6]&amp;[.F8]&amp;[.G8]&amp;[.H8]&amp;[.I8]&amp;[.J8]" table:style-name="ce4">
            <text:p>{ "monster":"txmn_katapill","encounter_rate":10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vamporm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vamporm&quot;,&quot;encounter_rate&quot;:5,&quot;level_range&quot;: [12,16]}," table:formula="of:=[.$B$6]&amp;[.A9]&amp;[.B9]&amp;[.C9]&amp;[.$D$6]&amp;[.D9]&amp;[.E9]&amp;[.$F$6]&amp;[.$G$6]&amp;[.F9]&amp;[.G9]&amp;[.H9]&amp;[.I9]&amp;[.J9]" table:style-name="ce4">
            <text:p>{ "monster":"txmn_vamporm","encounter_rate":5,"level_range": [12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noleaf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anoleaf&quot;,&quot;encounter_rate&quot;:5,&quot;level_range&quot;: [12,15]}" table:formula="of:=[.$B$6]&amp;[.A10]&amp;[.B10]&amp;[.C10]&amp;[.$D$6]&amp;[.D10]&amp;[.E10]&amp;[.$F$6]&amp;[.$G$6]&amp;[.F10]&amp;[.G10]&amp;[.H10]&amp;[.I10]&amp;[.J10]" table:style-name="ce4">
            <text:p>{ "monster":"txmn_anoleaf","encounter_rate":5,"level_range": [12,15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mansio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mansion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mansion&quot;,&quot;monsters&quot;: [" table:formula="of:=[.B1]&amp;[.B2]&amp;[.C2]&amp;[.D2]&amp;[.B4]" table:style-name="ce3">
            <text:p>{"id": "mansion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irfre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irfrey&quot;,&quot;encounter_rate&quot;:10,&quot;level_range&quot;: [13,16]}," table:formula="of:=[.$B$6]&amp;[.A7]&amp;[.B7]&amp;[.C7]&amp;[.$D$6]&amp;[.D7]&amp;[.E7]&amp;[.$F$6]&amp;[.$G$6]&amp;[.F7]&amp;[.G7]&amp;[.H7]&amp;[.I7]&amp;[.J7]" table:style-name="ce4">
            <text:p>{ "monster":"txmn_cairfrey","encounter_rate":10,"level_range": [13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olyrock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olyrock&quot;,&quot;encounter_rate&quot;:10,&quot;level_range&quot;: [13,16]}," table:formula="of:=[.$B$6]&amp;[.A8]&amp;[.B8]&amp;[.C8]&amp;[.$D$6]&amp;[.D8]&amp;[.E8]&amp;[.$F$6]&amp;[.$G$6]&amp;[.F8]&amp;[.G8]&amp;[.H8]&amp;[.I8]&amp;[.J8]" table:style-name="ce4">
            <text:p>{ "monster":"txmn_polyrock","encounter_rate":10,"level_range": [13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jinnbo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,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jinnbo&quot;,&quot;encounter_rate&quot;:5,&quot;level_range&quot;: [14,17]}," table:formula="of:=[.$B$6]&amp;[.A9]&amp;[.B9]&amp;[.C9]&amp;[.$D$6]&amp;[.D9]&amp;[.E9]&amp;[.$F$6]&amp;[.$G$6]&amp;[.F9]&amp;[.G9]&amp;[.H9]&amp;[.I9]&amp;[.J9]" table:style-name="ce4">
            <text:p>{ "monster":"txmn_djinnbo","encounter_rate":5,"level_range": [14,17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igabyt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pigabyte&quot;,&quot;encounter_rate&quot;:10,&quot;level_range&quot;: [13,16]}" table:formula="of:=[.$B$6]&amp;[.A10]&amp;[.B10]&amp;[.C10]&amp;[.$D$6]&amp;[.D10]&amp;[.E10]&amp;[.$F$6]&amp;[.$G$6]&amp;[.F10]&amp;[.G10]&amp;[.H10]&amp;[.I10]&amp;[.J10]" table:style-name="ce4">
            <text:p>{ "monster":"txmn_pigabyte","encounter_rate":10,"level_range": [13,1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5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5&quot;,&quot;monsters&quot;: [" table:formula="of:=[.B1]&amp;[.B2]&amp;[.C2]&amp;[.D2]&amp;[.B4]" table:style-name="ce3">
            <text:p>{"id": "route5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harfa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harfan&quot;,&quot;encounter_rate&quot;:10,&quot;level_range&quot;: [15,18]}," table:formula="of:=[.$B$6]&amp;[.A7]&amp;[.B7]&amp;[.C7]&amp;[.$D$6]&amp;[.D7]&amp;[.E7]&amp;[.$F$6]&amp;[.$G$6]&amp;[.F7]&amp;[.G7]&amp;[.H7]&amp;[.I7]&amp;[.J7]" table:style-name="ce4">
            <text:p>{ "monster":"txmn_pharfan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foofl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foofle&quot;,&quot;encounter_rate&quot;:10,&quot;level_range&quot;: [15,18]}," table:formula="of:=[.$B$6]&amp;[.A8]&amp;[.B8]&amp;[.C8]&amp;[.$D$6]&amp;[.D8]&amp;[.E8]&amp;[.$F$6]&amp;[.$G$6]&amp;[.F8]&amp;[.G8]&amp;[.H8]&amp;[.I8]&amp;[.J8]" table:style-name="ce4">
            <text:p>{ "monster":"txmn_foofle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vamporm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vamporm&quot;,&quot;encounter_rate&quot;:10,&quot;level_range&quot;: [15,18]}," table:formula="of:=[.$B$6]&amp;[.A9]&amp;[.B9]&amp;[.C9]&amp;[.$D$6]&amp;[.D9]&amp;[.E9]&amp;[.$F$6]&amp;[.$G$6]&amp;[.F9]&amp;[.G9]&amp;[.H9]&amp;[.I9]&amp;[.J9]" table:style-name="ce4">
            <text:p>{ "monster":"txmn_vamporm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racune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racune&quot;,&quot;encounter_rate&quot;:5,&quot;level_range&quot;: [19,20]}," table:formula="of:=[.$B$6]&amp;[.A10]&amp;[.B10]&amp;[.C10]&amp;[.$D$6]&amp;[.D10]&amp;[.E10]&amp;[.$F$6]&amp;[.$G$6]&amp;[.F10]&amp;[.G10]&amp;[.H10]&amp;[.I10]&amp;[.J10]" table:style-name="ce4">
            <text:p>{ "monster":"txmn_dracune","encounter_rate":5,"level_range": [19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noleaf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noleaf&quot;,&quot;encounter_rate&quot;:10,&quot;level_range&quot;: [15,18]}," table:formula="of:=[.$B$6]&amp;[.A11]&amp;[.B11]&amp;[.C11]&amp;[.$D$6]&amp;[.D11]&amp;[.E11]&amp;[.$F$6]&amp;[.$G$6]&amp;[.F11]&amp;[.G11]&amp;[.H11]&amp;[.I11]&amp;[.J11]" table:style-name="ce4">
            <text:p>{ "monster":"txmn_anoleaf","encounter_rate":10,"level_range": [15,1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gectile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gectile&quot;,&quot;encounter_rate&quot;:5,&quot;level_range&quot;: [19,20]}" table:formula="of:=[.$B$6]&amp;[.A12]&amp;[.B12]&amp;[.C12]&amp;[.$D$6]&amp;[.D12]&amp;[.E12]&amp;[.$F$6]&amp;[.$G$6]&amp;[.F12]&amp;[.G12]&amp;[.H12]&amp;[.I12]&amp;[.J12]" table:style-name="ce4">
            <text:p>{ "monster":"txmn_gectile","encounter_rate":5,"level_range": [19,20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6" table:style-name="ro2">
          <table:table-cell table:number-columns-repeated="16384"/>
        </table:table-row>
      </table:table>
      <table:table table:name="routeb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b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b&quot;,&quot;monsters&quot;: [" table:formula="of:=[.B1]&amp;[.B2]&amp;[.C2]&amp;[.D2]&amp;[.B4]" table:style-name="ce3">
            <text:p>{"id": "routeb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toufige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toufigel&quot;,&quot;encounter_rate&quot;:5,&quot;level_range&quot;: [16,20]}," table:formula="of:=[.$B$6]&amp;[.A7]&amp;[.B7]&amp;[.C7]&amp;[.$D$6]&amp;[.D7]&amp;[.E7]&amp;[.$F$6]&amp;[.$G$6]&amp;[.F7]&amp;[.G7]&amp;[.H7]&amp;[.I7]&amp;[.J7]" table:style-name="ce4">
            <text:p>{ "monster":"txmn_toufigel","encounter_rate":5,"level_range": [16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ipis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ipis&quot;,&quot;encounter_rate&quot;:15,&quot;level_range&quot;: [16,18]}," table:formula="of:=[.$B$6]&amp;[.A8]&amp;[.B8]&amp;[.C8]&amp;[.$D$6]&amp;[.D8]&amp;[.E8]&amp;[.$F$6]&amp;[.$G$6]&amp;[.F8]&amp;[.G8]&amp;[.H8]&amp;[.I8]&amp;[.J8]" table:style-name="ce4">
            <text:p>{ "monster":"txmn_pipis","encounter_rate":15,"level_range": [16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trella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trella&quot;,&quot;encounter_rate&quot;:5,&quot;level_range&quot;: [18,21]}," table:formula="of:=[.$B$6]&amp;[.A9]&amp;[.B9]&amp;[.C9]&amp;[.$D$6]&amp;[.D9]&amp;[.E9]&amp;[.$F$6]&amp;[.$G$6]&amp;[.F9]&amp;[.G9]&amp;[.H9]&amp;[.I9]&amp;[.J9]" table:style-name="ce4">
            <text:p>{ "monster":"txmn_strella","encounter_rate":5,"level_range": [18,2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noctula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noctula&quot;,&quot;encounter_rate&quot;:15,&quot;level_range&quot;: [16,18]}," table:formula="of:=[.$B$6]&amp;[.A10]&amp;[.B10]&amp;[.C10]&amp;[.$D$6]&amp;[.D10]&amp;[.E10]&amp;[.$F$6]&amp;[.$G$6]&amp;[.F10]&amp;[.G10]&amp;[.H10]&amp;[.I10]&amp;[.J10]" table:style-name="ce4">
            <text:p>{ "monster":"txmn_noctula","encounter_rate":15,"level_range": [16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noctalo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noctalo&quot;,&quot;encounter_rate&quot;:5,&quot;level_range&quot;: [18,21]}," table:formula="of:=[.$B$6]&amp;[.A11]&amp;[.B11]&amp;[.C11]&amp;[.$D$6]&amp;[.D11]&amp;[.E11]&amp;[.$F$6]&amp;[.$G$6]&amp;[.F11]&amp;[.G11]&amp;[.H11]&amp;[.I11]&amp;[.J11]" table:style-name="ce4">
            <text:p>{ "monster":"txmn_noctalo","encounter_rate":5,"level_range": [18,2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irfrey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irfrey&quot;,&quot;encounter_rate&quot;:15,&quot;level_range&quot;: [16,18]}," table:formula="of:=[.$B$6]&amp;[.A12]&amp;[.B12]&amp;[.C12]&amp;[.$D$6]&amp;[.D12]&amp;[.E12]&amp;[.$F$6]&amp;[.$G$6]&amp;[.F12]&amp;[.G12]&amp;[.H12]&amp;[.I12]&amp;[.J12]" table:style-name="ce4">
            <text:p>{ "monster":"txmn_cairfrey","encounter_rate":15,"level_range": [16,1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ossessu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ossessun&quot;,&quot;encounter_rate&quot;:5,&quot;level_range&quot;: [18,21]}," table:formula="of:=[.$B$6]&amp;[.A13]&amp;[.B13]&amp;[.C13]&amp;[.$D$6]&amp;[.D13]&amp;[.E13]&amp;[.$F$6]&amp;[.$G$6]&amp;[.F13]&amp;[.G13]&amp;[.H13]&amp;[.I13]&amp;[.J13]" table:style-name="ce4">
            <text:p>{ "monster":"txmn_possessun","encounter_rate":5,"level_range": [18,2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rockitte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rockitten&quot;,&quot;encounter_rate&quot;:5,&quot;level_range&quot;: [16,20]}" table:formula="of:=[.$B$6]&amp;[.A14]&amp;[.B14]&amp;[.C14]&amp;[.$D$6]&amp;[.D14]&amp;[.E14]&amp;[.$F$6]&amp;[.$G$6]&amp;[.F14]&amp;[.G14]&amp;[.H14]&amp;[.I14]&amp;[.J14]" table:style-name="ce4">
            <text:p>{ "monster":"txmn_rockitten","encounter_rate":5,"level_range": [16,20]}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6" table:style-name="ro2">
          <table:table-cell table:number-columns-repeated="16384"/>
        </table:table-row>
      </table:table>
      <table:table table:name="route6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6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6&quot;,&quot;monsters&quot;: [" table:formula="of:=[.B1]&amp;[.B2]&amp;[.C2]&amp;[.D2]&amp;[.B4]" table:style-name="ce3">
            <text:p>{"id": "route6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andicu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andicub&quot;,&quot;encounter_rate&quot;:10,&quot;level_range&quot;: [19,20]}," table:formula="of:=[.$B$6]&amp;[.A7]&amp;[.B7]&amp;[.C7]&amp;[.$D$6]&amp;[.D7]&amp;[.E7]&amp;[.$F$6]&amp;[.$G$6]&amp;[.F7]&amp;[.G7]&amp;[.H7]&amp;[.I7]&amp;[.J7]" table:style-name="ce4">
            <text:p>{ "monster":"txmn_dandicub","encounter_rate":10,"level_range": [19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andyli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,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andylion&quot;,&quot;encounter_rate&quot;:5,&quot;level_range&quot;: [21,23]}," table:formula="of:=[.$B$6]&amp;[.A8]&amp;[.B8]&amp;[.C8]&amp;[.$D$6]&amp;[.D8]&amp;[.E8]&amp;[.$F$6]&amp;[.$G$6]&amp;[.F8]&amp;[.G8]&amp;[.H8]&amp;[.I8]&amp;[.J8]" table:style-name="ce4">
            <text:p>{ "monster":"txmn_dandylion","encounter_rate":5,"level_range": [21,23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piti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piti&quot;,&quot;encounter_rate&quot;:10,&quot;level_range&quot;: [19,22]}" table:formula="of:=[.$B$6]&amp;[.A9]&amp;[.B9]&amp;[.C9]&amp;[.$D$6]&amp;[.D9]&amp;[.E9]&amp;[.$F$6]&amp;[.$G$6]&amp;[.F9]&amp;[.G9]&amp;[.H9]&amp;[.I9]&amp;[.J9]" table:style-name="ce4">
            <text:p>{ "monster":"txmn_capiti","encounter_rate":10,"level_range": [19,22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  <table:table table:name="cav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stub": "</text:p>
          </table:table-cell>
          <table:table-cell office:value-type="string" table:style-name="ce1">
            <text:p>cave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stub&quot;: &quot;cave&quot;,&quot;monsters&quot;: [" table:formula="of:=[.B1]&amp;[.B2]&amp;[.C2]&amp;[.D2]&amp;[.B4]" table:style-name="ce3">
            <text:p>{"stub": "cave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gnit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gnite&quot;,&quot;encounter_rate&quot;:10,&quot;level_range&quot;: [28,31]}," table:formula="of:=[.$B$6]&amp;[.A7]&amp;[.B7]&amp;[.C7]&amp;[.$D$6]&amp;[.D7]&amp;[.E7]&amp;[.$F$6]&amp;[.$G$6]&amp;[.F7]&amp;[.G7]&amp;[.H7]&amp;[.I7]&amp;[.J7]" table:style-name="ce4">
            <text:p>{ "monster":"txmn_agnite","encounter_rate":10,"level_range": [28,3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gnig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gnigon&quot;,&quot;encounter_rate&quot;:5,&quot;level_range&quot;: [33,36]}," table:formula="of:=[.$B$6]&amp;[.A8]&amp;[.B8]&amp;[.C8]&amp;[.$D$6]&amp;[.D8]&amp;[.E8]&amp;[.$F$6]&amp;[.$G$6]&amp;[.F8]&amp;[.G8]&amp;[.H8]&amp;[.I8]&amp;[.J8]" table:style-name="ce4">
            <text:p>{ "monster":"txmn_agnigon","encounter_rate":5,"level_range": [33,3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mbra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mbra&quot;,&quot;encounter_rate&quot;:10,&quot;level_range&quot;: [28,31]}," table:formula="of:=[.$B$6]&amp;[.A9]&amp;[.B9]&amp;[.C9]&amp;[.$D$6]&amp;[.D9]&amp;[.E9]&amp;[.$F$6]&amp;[.$G$6]&amp;[.F9]&amp;[.G9]&amp;[.H9]&amp;[.I9]&amp;[.J9]" table:style-name="ce4">
            <text:p>{ "monster":"txmn_embra","encounter_rate":10,"level_range": [28,3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rupti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ruption&quot;,&quot;encounter_rate&quot;:5,&quot;level_range&quot;: [33,36]}" table:formula="of:=[.$B$6]&amp;[.A10]&amp;[.B10]&amp;[.C10]&amp;[.$D$6]&amp;[.D10]&amp;[.E10]&amp;[.$F$6]&amp;[.$G$6]&amp;[.F10]&amp;[.G10]&amp;[.H10]&amp;[.I10]&amp;[.J10]" table:style-name="ce4">
            <text:p>{ "monster":"txmn_ruption","encounter_rate":5,"level_range": [33,3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dc:creator>BB</dc:creator>
    <meta:creation-date>2017-08-07T21:37:57Z</meta:creation-date>
    <dc:date>2022-02-07T11:59:43Z</dc:date>
    <meta:editing-cycles>3</meta:editing-cycles>
    <meta:editing-duration>PT458S</meta:editing-duration>
  </office:meta>
</office:document-meta>
</file>